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justify"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style>
    <style:style style:name="P7" style:family="paragraph" style:parent-style-name="Heading_20_2">
      <style:paragraph-properties fo:text-align="center" style:justify-single-word="false"/>
      <style:text-properties style:font-name="Calibri" fo:font-style="normal" style:font-style-asian="normal" style:font-style-complex="normal"/>
    </style:style>
    <style:style style:name="P8" style:family="paragraph" style:parent-style-name="Heading_20_3">
      <style:paragraph-properties fo:text-align="center" style:justify-single-word="false"/>
      <style:text-properties style:text-underline-style="none" fo:font-weight="normal" style:font-weight-asian="normal" style:font-weight-complex="normal"/>
    </style:style>
    <style:style style:name="P9" style:family="paragraph" style:parent-style-name="Heading_20_3">
      <style:text-properties style:text-underline-style="none" fo:font-weight="bold" style:font-weight-asian="bold" style:font-weight-complex="bold"/>
    </style:style>
    <style:style style:name="T1" style:family="text">
      <style:text-properties style:font-name="Calibri" fo:font-size="12pt" fo:font-style="normal" style:font-size-asian="12pt" style:font-style-asian="normal" style:font-size-complex="12pt" style:font-style-complex="normal"/>
    </style:style>
    <style:style style:name="T2" style:family="text">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style:font-name="Calibri" fo:font-size="12pt" fo:font-style="normal" style:text-underline-style="none" style:font-size-asian="12pt" style:font-style-asian="normal"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8">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SBNZ – Predlog projekta</text:h>
      <text:h text:style-name="P8" text:outline-level="3"><text:span text:style-name="T1">Sistem za dijagnostikovanje kvara na automobilu</text:span></text:h>
      <text:p text:style-name="P1"><text:span text:style-name="T2"/></text:p>
      <text:h text:style-name="P9" text:outline-level="3"><text:span text:style-name="T1">Članovi tima:</text:span></text:h>
      <text:list xml:id="list4374774750049387314" text:style-name="L2">
        <text:list-item>
          <text:p text:style-name="P3"><text:span text:style-name="T2">SW36/2016 Kristina Đereg</text:span></text:p>
          <text:p text:style-name="P3"><text:span text:style-name="T2"/></text:p>
        </text:list-item>
      </text:list>
      <text:p text:style-name="P4"><text:span text:style-name="T3">Motivacija:</text:span></text:p>
      <text:p text:style-name="P4"><text:span text:style-name="T3"><text:tab/></text:span><text:span text:style-name="T2">Sistem je namenjen da pomogne onim ljudima koji <text:s/>žele da ulože svoj novac u alat i licencu za softver koji će im pomoći da sami otklanjaju kvarove na svojim vozilima, ili iz finansijskih razloga ili iz hobija.</text:span></text:p>
      <text:p text:style-name="P4"><text:span text:style-name="T2"/></text:p>
      <text:p text:style-name="P4"><text:span text:style-name="T3">Pregled problema:</text:span></text:p>
      <text:p text:style-name="P5"><text:span text:style-name="T3"><text:tab/></text:span><text:span text:style-name="T2">Sistem koriste dva tipa korisnika, amater i ekspert. Zadatk eksperta je da unosi <text:s/>informacije o tipovima kvara i indikatorima tog kvara, kao i pravila kako rezoner da utvrdi da se dogodio konkretno taj kvar. Postoji opcija da ekspert izabere da li je uneti kvar karakterističan za određeni tip automobila ili je moguće da se dogodi na svakom automobilu. Takođe, ekspert treba da naznači prioritet pravila u zavisnosti od toga kolika je učestalost pojave kvara. Pored opisa <text:s/>popravke treba da naznači i da li je deo automobila za koji je kvar vezan moguće zameniti (npr. ako opisuje da je problem prazan rezervoar tad neće naznačiti ovo polje, ali ukoliko opisuje da je problem prazan akumulator treba da naznači ovo polje). Kornisk amater unosi informacije o automobilu na kom želi da utvrdi kvar i indikatore koje je primetio, a nakon toga sistem vraća korisniku rangiranu listu kvarova, od najverovatnijih do manje verovatnih, zajedno sa rešenjem kako popraviti dati kvar. Ukoliko amater označi da je sistem bio u pravu za jedan od predloženih kvarova (podrazumevamo da amater poseduje odgovarajući alat da otkloni kvar i otklonio ga je na osnovu predloženog rešenja), kvar se dodaje u istoriju korisnikovih dijagnostikovanih kvarova. Istorija dijagnostikovanih kvarova čuva <text:s/>informaciju o učestalosti pojave određenog kvara na konkretnom vozilu i vreme kada je kvar utvrđen.</text:span></text:p>
      <text:p text:style-name="P5"><text:span text:style-name="T2"><text:tab/>Trenutno postoji mnogo gotovih rešenja za autodijagnostiku koji su vezani ili za konkretan tip automobila ili za sve tipove automobila. Zbog toga je izabrano da u ovom sistemu posotji ekspert koji će biti u mogućnosti da ažurira i proširuje sistem tako da on bude u skladu sa pojavom novih automtobila ili mogućih novih saznanja vezanih za pojavu kvarova. Takođe, kao prednost ovog rešenja treba istaći istoriju kvarova automobila, koju vlasnik možda ne pamti, tako da sistem može da upozori vlasnik u kom trenutku više nije ''stručan'' da sam otkloni kvar i da ga savetuje da odveze automobil u autoservis.</text:span></text:p>
      <text:p text:style-name="P5"><text:span text:style-name="T2"/></text:p>
      <text:p text:style-name="P4"><text:span text:style-name="T3">Metodologija rada:</text:span></text:p>
      <text:p text:style-name="P6"><text:span text:style-name="T2"><text:tab/>Ulaz u sistem su izabrani indikatori kvara i tip automobila od strane korisnika amatera, a izlaz iz rezonera predstavlja rangirana lista mogućih kvarova, upozorenje da je preporuka sistema da se zameni deo na automobilu ako se kvar iznova pojavljuje ili da se automobil odnese u najbliži auto servis.</text:span></text:p>
      <text:p text:style-name="P6"><text:span text:style-name="T2">Baza znanja:</text:span></text:p>
      <text:list xml:id="list801425273913375785" text:style-name="L1">
        <text:list-header>
          <text:p text:style-name="P2"><text:soft-page-break/><text:span text:style-name="T2">Pored pravila koje unosi ekspert, sistem koristi i sledeća pravila:</text:span></text:p>
          <text:p text:style-name="P2"><text:span text:style-name="T2">1. kvar se u periodu od 15 dana pojavio jednom</text:span></text:p>
          <text:list>
            <text:list-item>
              <text:list>
                <text:list-item>
                  <text:p text:style-name="P2"><text:span text:style-name="T2">učestalost kvara se postavlja na LOW</text:span></text:p>
                </text:list-item>
              </text:list>
            </text:list-item>
          </text:list>
          <text:p text:style-name="P2"><text:span text:style-name="T2">2. kvar se u periodu od 15 dana pojavio 1-3 puta</text:span></text:p>
          <text:list>
            <text:list-item>
              <text:list>
                <text:list-item>
                  <text:p text:style-name="P2"><text:span text:style-name="T2">učestalost kvara se postavlja na MEDIUM</text:span></text:p>
                </text:list-item>
              </text:list>
            </text:list-item>
          </text:list>
          <text:p text:style-name="P2"><text:span text:style-name="T2">3. kvar se u periodu od 15 dana pojavio više od 3 puta</text:span></text:p>
          <text:list>
            <text:list-item>
              <text:list>
                <text:list-item>
                  <text:p text:style-name="P2"><text:span text:style-name="T2">učestalost kvara se postavlja na HIGH</text:span></text:p>
                </text:list-item>
              </text:list>
            </text:list-item>
          </text:list>
          <text:p text:style-name="P2"><text:span text:style-name="T2">4. učestalost dijagnostikovanog kvara je HIGH i postoji mogućnost zamene dela automobila</text:span></text:p>
          <text:list>
            <text:list-item>
              <text:list>
                <text:list-item>
                  <text:p text:style-name="P2"><text:span text:style-name="T2">korisniku se predlaže zamena</text:span></text:p>
                </text:list-item>
              </text:list>
            </text:list-item>
          </text:list>
          <text:p text:style-name="P2"><text:span text:style-name="T2">5. učestalost dijagnostikovanog kvara je HIGH i ne postoji mogućnost zamene dela automobila</text:span></text:p>
          <text:list>
            <text:list-item>
              <text:list>
                <text:list-item>
                  <text:p text:style-name="P2"><text:span text:style-name="T2">korisniku se predlaže odlazak u auto servis</text:span></text:p>
                </text:list-item>
              </text:list>
            </text:list-item>
          </text:list>
          <text:p text:style-name="P2"><text:span text:style-name="T2">6. zamenjen deo</text:span></text:p>
          <text:list>
            <text:list-item>
              <text:list>
                <text:list-item>
                  <text:p text:style-name="P2"><text:span text:style-name="T2">učestalost kvara se postavlja na LOW i brišu se kvarovi istog tipa u istoriji</text:span></text:p>
                </text:list-item>
              </text:list>
            </text:list-item>
          </text:list>
          <text:p text:style-name="P2"><text:span text:style-name="T2">7. učestalost kvara je HIGH i deo je već zamenjen</text:span></text:p>
          <text:list>
            <text:list-item>
              <text:list>
                <text:list-item>
                  <text:p text:style-name="P2"><text:span text:style-name="T2">predlaže se odlazak u najbliži auto servis</text:span></text:p>
                </text:list-item>
              </text:list>
            </text:list-item>
          </text:list>
          <text:p text:style-name="P2"><text:span text:style-name="T2">8. autotmobil se vratio iz auto servisa </text:span></text:p>
          <text:list>
            <text:list-item>
              <text:list>
                <text:list-item>
                  <text:p text:style-name="P2"><text:span text:style-name="T2">učestalost kvara se postavlja na LOW, brišu se kvarovi istog tipa u istoriji i informacija da li je deo zamenjen</text:span></text:p>
                </text:list-item>
              </text:list>
            </text:list-item>
          </text:list>
        </text:list-header>
      </text:list>
      <text:p text:style-name="Text_20_body"><text:span text:style-name="T2"><text:tab/>(podrazumevamo da se automobil vratio ispravan iz auto servisa)</text:span></text:p>
      <text:list xml:id="list30728779" text:continue-numbering="true" text:style-name="L1">
        <text:list-item>
          <text:list>
            <text:list-item>
              <text:list>
                <text:list-header>
                  <text:p text:style-name="P2"><text:span text:style-name="T2"/></text:p>
                </text:list-header>
              </text:list>
            </text:list-item>
          </text:list>
        </text:list-item>
        <text:list-item>
          <text:p text:style-name="P2"><text:span text:style-name="T2">Primeri rezonovanja:</text:span></text:p>
          <text:p text:style-name="P2"><text:span text:style-name="T2">Korisnik amater unosi indikatore: motor ne može da startuje, nema zvuka, kratka svetla slaba; i ovo radi četvrti put u poslednjih 7 dana</text:span></text:p>
          <text:list>
            <text:list-item>
              <text:list>
                <text:list-item>
                  <text:p text:style-name="P2"><text:span text:style-name="T2">rezoner vraća Kvar: Otkačeni kablovi akumulatora, Rešenje: Proveri kablove i zakači ih kako treba</text:span></text:p>
                </text:list-item>
                <text:list-item>
                  <text:p text:style-name="P2"><text:span text:style-name="T2">sistem postavlja učestalost kvara na HIGH</text:span></text:p>
                </text:list-item>
                <text:list-item>
                  <text:p text:style-name="P2"><text:span text:style-name="T2">predlaže korisniku da zbog učestalosti promeni ili kablove ili akumulator</text:span></text:p>
                </text:list-item>
                <text:list-item>
                  <text:p text:style-name="P2"><text:span text:style-name="T2">korisnik ''posluša'' sistem i označi da je zamenio predložene delova</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799in"/>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na Dj</meta:initial-creator>
    <meta:creation-date>2020-04-26T09:07:59.40</meta:creation-date>
    <dc:date>2020-04-26T10:50:48.31</dc:date>
    <dc:creator>Kristina Dj</dc:creator>
    <meta:editing-duration>PT14M56S</meta:editing-duration>
    <meta:editing-cycles>2</meta:editing-cycles>
    <meta:generator>OpenOffice/4.1.7$Win32 OpenOffice.org_project/417m1$Build-9800</meta:generator>
    <meta:document-statistic meta:table-count="0" meta:image-count="0" meta:object-count="0" meta:page-count="2" meta:paragraph-count="36" meta:word-count="678" meta:character-count="4097"/>
  </office:meta>
</office:document-meta>
</file>